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Tablas de vida y curvas de supervivenci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17T16:41:35.704358710</dc:date>
    <dc:creator>Gerardo A. Martín</dc:creator>
    <meta:editing-duration>PT2H20M35S</meta:editing-duration>
    <meta:editing-cycles>15</meta:editing-cycles>
    <meta:generator>LibreOffice/7.3.7.2$Linux_X86_64 LibreOffice_project/30$Build-2</meta:generator>
    <meta:document-statistic meta:object-count="29"/>
  </office:meta>
</office:document-meta>
</file>